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9"/>
          <table:table-cell table:formula="of:=SUM([.D2:.D31])+[.J2]" office:value-type="float" office:value="1" calcext:value-type="float">
            <text:p>1</text:p>
          </table:table-cell>
          <table:table-cell table:formula="of:=SUM([.E2:.E20])+[.K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.00.0000</text:date>, <text:time style:data-style-name="N2" text:time-value="22:56:11.68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18T22:56:19.268000000</dc:date>
    <meta:editing-duration>P2DT13H25M3S</meta:editing-duration>
    <meta:editing-cycles>42</meta:editing-cycles>
    <meta:generator>LibreOffice/24.2.4.2$Windows_X86_64 LibreOffice_project/51a6219feb6075d9a4c46691dcfe0cd9c4fff3c2</meta:generator>
    <meta:document-statistic meta:table-count="1" meta:cell-count="22" meta:object-count="0"/>
  </office:meta>
</office:document-meta>
</file>